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78F72C91BE855493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contac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/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04-16T15:58:31.289365967</dc:date>
    <meta:editing-duration>PT12M27S</meta:editing-duration>
    <meta:editing-cycles>16</meta:editing-cycles>
    <meta:generator>LibreOffice/6.0.7.3$Linux_X86_64 LibreOffice_project/00m0$Build-3</meta:generator>
    <meta:printed-by>Alex ORLUC</meta:printed-by>
    <meta:print-date>2015-04-08T10:59:36.713630095</meta:print-date>
    <meta:document-statistic meta:table-count="2" meta:image-count="1" meta:object-count="0" meta:page-count="1" meta:paragraph-count="20" meta:word-count="105" meta:character-count="861" meta:non-whitespace-character-count="768"/>
  </office:meta>
</office:document-meta>
</file>